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3.4634in"/>
    </style:style>
    <style:style style:name="co5" style:family="table-column">
      <style:table-column-properties fo:break-before="auto" style:column-width="0.873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0000" fo:border="0.0008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0008in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0.0008in solid #000000" style:vertical-align="automatic"/>
      <style:text-properties style:font-name="Liberation Sans"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="0.0008in solid #000000"/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8" style:family="table-cell" style:parent-style-name="Default">
      <style:table-cell-properties fo:border="0.0008in solid #000000"/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  <style:style style:name="ce9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3">
      <style:text-properties style:font-name="Liberation Sans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default-cell-style-name="ce14"/>
        <table:table-column table:style-name="co3" table:number-columns-repeated="1021" table:default-cell-style-name="ce6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Quizz 1</text:p>
          </table:table-cell>
          <table:table-cell table:style-name="ce1" office:value-type="string">
            <text:p>Quizz 2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rmin Schneider</text:p>
          </table:table-cell>
          <table:table-cell table:style-name="ce7" office:value-type="string">
            <text:p>armin.i.schneider@googlemail.com</text:p>
          </table:table-cell>
          <table:table-cell table:number-columns-repeated="2" table:style-name="ce12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Olha Drozd</text:p>
          </table:table-cell>
          <table:table-cell table:style-name="ce3" office:value-type="string">
            <text:p>olgadrozd@yahoo.co.uk</text:p>
          </table:table-cell>
          <table:table-cell table:style-name="ce12" table:formula="of:=(4.5*20)/7" office:value-type="float" office:value="12.8571428571429">
            <text:p>13</text:p>
          </table:table-cell>
          <table:table-cell table:style-name="ce12" office:value-type="float" office:value="22">
            <text:p>22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Nora Buchheit</text:p>
          </table:table-cell>
          <table:table-cell table:style-name="ce8" office:value-type="string">
            <text:p>Nora.Buchheit@gmx.de</text:p>
          </table:table-cell>
          <table:table-cell table:style-name="ce12" table:formula="of:=(4*20/7)" office:value-type="float" office:value="11.4285714285714">
            <text:p>11</text:p>
          </table:table-cell>
          <table:table-cell table:style-name="ce12" office:value-type="float" office:value="12">
            <text:p>12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Patrik Bey </text:p>
          </table:table-cell>
          <table:table-cell table:style-name="ce4" office:value-type="string">
            <text:p>bey@mathematik.hu-berlin.de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Tony Siewert</text:p>
          </table:table-cell>
          <table:table-cell table:style-name="ce4" office:value-type="string">
            <text:p>tonysiewert@googlemail.com</text:p>
          </table:table-cell>
          <table:table-cell table:style-name="ce12" table:formula="of:=(5*20)/7" office:value-type="float" office:value="14.2857142857143">
            <text:p>14</text:p>
          </table:table-cell>
          <table:table-cell table:style-name="ce12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arkus Leon Elbern</text:p>
          </table:table-cell>
          <table:table-cell table:style-name="ce4" office:value-type="string">
            <text:p>markus.leonelbern@googlemail.com</text:p>
          </table:table-cell>
          <table:table-cell table:style-name="ce12" table:formula="of:=(2.5*20)/7" office:value-type="float" office:value="7.14285714285714">
            <text:p>7</text:p>
          </table:table-cell>
          <table:table-cell table:style-name="ce12" office:value-type="float" office:value="19">
            <text:p>19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arina Müllen</text:p>
          </table:table-cell>
          <table:table-cell table:style-name="ce4" office:value-type="string">
            <text:p>marina.muellen@googlemail.com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Häna Kim</text:p>
          </table:table-cell>
          <table:table-cell table:style-name="ce4" office:value-type="string">
            <text:p>haena.kim.germany@googlemail.com</text:p>
          </table:table-cell>
          <table:table-cell table:style-name="ce12" table:formula="of:=(4.5*20)/7" office:value-type="float" office:value="12.8571428571429">
            <text:p>13</text:p>
          </table:table-cell>
          <table:table-cell table:style-name="ce12" office:value-type="float" office:value="10">
            <text:p>10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Frantisek Juzek</text:p>
          </table:table-cell>
          <table:table-cell table:style-name="ce9" office:value-type="string">
            <text:p>juzek.frantisek@gmx.de</text:p>
          </table:table-cell>
          <table:table-cell table:number-columns-repeated="2" table:style-name="ce12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Yordan Skenderski</text:p>
          </table:table-cell>
          <table:table-cell table:style-name="ce9" office:value-type="string">
            <text:p>yordan.skenderski@hotmail.com</text:p>
          </table:table-cell>
          <table:table-cell table:number-columns-repeated="2" table:style-name="ce12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Jessika Durst</text:p>
          </table:table-cell>
          <table:table-cell table:style-name="ce4" office:value-type="string">
            <text:p>J.Durst@gmx.net</text:p>
          </table:table-cell>
          <table:table-cell table:number-columns-repeated="2" table:style-name="ce12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Emma ?</text:p>
          </table:table-cell>
          <table:table-cell table:style-name="ce10" office:value-type="string">
            <text:p>-</text:p>
          </table:table-cell>
          <table:table-cell table:style-name="ce12" table:formula="of:=(3.5*20)/7" office:value-type="float" office:value="10">
            <text:p>10</text:p>
          </table:table-cell>
          <table:table-cell table:style-name="ce12" office:value-type="float" office:value="18">
            <text:p>18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Sabrina Flegel</text:p>
          </table:table-cell>
          <table:table-cell table:style-name="ce11" office:value-type="string">
            <text:p>sabrina.flegel@web.de</text:p>
          </table:table-cell>
          <table:table-cell table:style-name="ce12" table:formula="of:=(5.5*20)/7" office:value-type="float" office:value="15.7142857142857">
            <text:p>16</text:p>
          </table:table-cell>
          <table:table-cell table:style-name="ce12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atthias Lehman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8">
            <text:p>18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Julia Z.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string">
            <text:p>ABS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Tawga Kadir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Jessika Lachner ?</text:p>
          </table:table-cell>
          <table:table-cell table:style-name="ce10" office:value-type="string">
            <text:p>-</text:p>
          </table:table-cell>
          <table:table-cell table:style-name="ce12" table:formula="of:=(4*20)/7" office:value-type="float" office:value="11.4285714285714">
            <text:p>11</text:p>
          </table:table-cell>
          <table:table-cell table:style-name="ce12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ila Conradi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table:formula="of:=8.5*2" office:value-type="float" office:value="17">
            <text:p>17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Stanislas V.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H. Eisser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office:value-type="float" office:value="12">
            <text:p>12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1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6-01T11:14:42</dc:date>
    <dc:creator>Romain Pelisse</dc:creator>
    <meta:editing-duration>PT38M12S</meta:editing-duration>
    <meta:editing-cycles>12</meta:editing-cycles>
    <meta:generator>LibreOffice/3.3$Unix LibreOffice_project/330m19$Build-401</meta:generator>
    <meta:document-statistic meta:table-count="3" meta:cell-count="84" meta:object-count="0"/>
  </office:meta>
</office:document-meta>
</file>